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7cm" fo:min-width="4.29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7cm" fo:min-width="7.719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28pt" style:font-size-asian="28pt" style:font-size-complex="28pt"/>
    </style:style>
    <style:style style:name="P3" style:family="paragraph">
      <style:paragraph-properties fo:margin-left="0cm" fo:margin-right="0cm" fo:text-align="center" fo:text-indent="0cm"/>
      <style:text-properties fo:font-size="26pt" style:font-size-asian="26pt" style:font-size-complex="26pt"/>
    </style:style>
    <style:style style:name="P4" style:family="paragraph"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P5" style:family="paragraph">
      <style:paragraph-properties fo:margin-left="0cm" fo:margin-right="0cm" fo:text-indent="0cm"/>
      <style:text-properties fo:font-size="22pt" style:font-size-asian="22pt" style:font-size-complex="22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8.513cm" svg:height="11.583cm" svg:x="0.61cm" svg:y="5.0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7" draw:id="id7" draw:layer="layout" svg:width="4.658cm" svg:height="2.413cm" svg:x="2.934cm" svg:y="1.243cm">
          <text:p text:style-name="P2"><text:span text:style-name="T1">Sub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8" draw:id="id8" draw:layer="layout" svg:width="4.656cm" svg:height="2.413cm" svg:x="12.047cm" svg:y="1.243cm">
          <text:p text:style-name="P2"><text:span text:style-name="T1">Tes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9" draw:id="id9" draw:layer="layout" svg:width="7.48cm" svg:height="2.413cm" svg:x="19.938cm" svg:y="1.393cm">
          <text:p text:style-name="P3"><text:span text:style-name="T2"><text:s/></text:span><text:span text:style-name="T2">Properties under </text:span></text:p>
          <text:p text:style-name="P3"><text:span text:style-name="T2">conside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6" draw:id="id6" draw:layer="layout" svg:width="5.797cm" svg:height="3.02cm" svg:x="2.431cm" svg:y="7.084cm">
          <text:p text:style-name="P3"><text:span text:style-name="T2">Mutation</text:span></text:p>
          <text:p text:style-name="P3"><text:span text:style-name="T2">Engin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3" xml:id="id2" draw:id="id2" draw:layer="layout" svg:width="5.797cm" svg:height="3.019cm" svg:x="11.539cm" svg:y="7.107cm">
          <text:p text:style-name="P3"><text:span text:style-name="T2">Evaluatio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3" xml:id="id4" draw:id="id4" draw:layer="layout" svg:width="5.797cm" svg:height="3.018cm" svg:x="20.814cm" svg:y="7.15cm">
          <text:p text:style-name="P3"><text:span text:style-name="T2">Search</text:span></text:p>
          <text:p text:style-name="P3"><text:span text:style-name="T2">Engin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4" draw:layer="layout" svg:width="4.769cm" svg:height="2.413cm" svg:x="3.274cm" svg:y="12.982cm">
          <text:p text:style-name="P4"><text:span text:style-name="T3">F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3" draw:id="id3" draw:layer="layout" svg:width="4.77cm" svg:height="2.414cm" svg:x="11.958cm" svg:y="13.283cm">
          <text:p text:style-name="P3"><text:span text:style-name="T2">Sensitiv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4.769cm" svg:height="2.414cm" svg:x="3.123cm" svg:y="13.132cm">
          <text:p text:style-name="P4"><text:span text:style-name="T3">F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" draw:id="id1" draw:layer="layout" svg:width="4.771cm" svg:height="2.414cm" svg:x="2.972cm" svg:y="13.283cm">
          <text:p text:style-name="P3"><text:span text:style-name="T2">F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s" draw:line-skew="0.057cm -0.237cm" svg:x1="7.743cm" svg:y1="14.49cm" svg:x2="11.539cm" svg:y2="8.617cm" draw:start-shape="id1" draw:start-glue-point="1" draw:end-shape="id2" draw:end-glue-point="6" svg:d="M7743 14490h557l2500-5873h739" svg:viewBox="0 0 3797 5874">
          <text:p/>
        </draw:connector>
        <draw:connector draw:style-name="gr4" draw:text-style-name="P1" draw:layer="layout" draw:type="lines" draw:line-skew="0cm -0.212cm" svg:x1="16.728cm" svg:y1="14.49cm" svg:x2="20.814cm" svg:y2="8.659cm" draw:start-shape="id3" draw:start-glue-point="1" draw:end-shape="id4" draw:end-glue-point="6" svg:d="M16728 14490h501l2871-5831h714" svg:viewBox="0 0 4087 5832">
          <text:p/>
        </draw:connector>
        <draw:connector draw:style-name="gr4" draw:text-style-name="P1" draw:layer="layout" draw:type="lines" draw:line-skew="0.357cm -0.612cm" svg:x1="7.743cm" svg:y1="14.49cm" svg:x2="20.814cm" svg:y2="8.659cm" draw:start-shape="id1" draw:start-glue-point="1" draw:end-shape="id4" draw:end-glue-point="6" svg:d="M7743 14490h857l11100-5831h1114" svg:viewBox="0 0 13072 5832">
          <text:p/>
        </draw:connector>
        <draw:custom-shape draw:style-name="gr3" draw:text-style-name="P4" draw:layer="layout" svg:width="4.769cm" svg:height="2.413cm" svg:x="21.595cm" svg:y="12.982cm">
          <text:p text:style-name="P4"><text:span text:style-name="T3">H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4.769cm" svg:height="2.414cm" svg:x="21.444cm" svg:y="13.132cm">
          <text:p text:style-name="P4"><text:span text:style-name="T3">H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5" draw:id="id5" draw:layer="layout" svg:width="4.77cm" svg:height="2.414cm" svg:x="21.293cm" svg:y="13.283cm">
          <text:p text:style-name="P3"><text:span text:style-name="T2">H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23.712cm" svg:y1="10.168cm" svg:x2="23.678cm" svg:y2="13.283cm" draw:start-shape="id4" draw:start-glue-point="8" draw:end-shape="id5" draw:end-glue-point="0" svg:d="M23712 10168l-34 3115" svg:viewBox="0 0 35 3116">
          <text:p/>
        </draw:connector>
        <draw:connector draw:style-name="gr4" draw:text-style-name="P1" draw:layer="layout" draw:type="line" svg:x1="5.329cm" svg:y1="10.104cm" svg:x2="5.357cm" svg:y2="13.283cm" draw:start-shape="id6" draw:start-glue-point="8" draw:end-shape="id1" draw:end-glue-point="0" svg:d="M5329 10104l28 3179" svg:viewBox="0 0 29 3180">
          <text:p/>
        </draw:connector>
        <draw:connector draw:style-name="gr4" draw:text-style-name="P1" draw:layer="layout" draw:type="line" svg:x1="14.437cm" svg:y1="10.126cm" svg:x2="14.343cm" svg:y2="13.283cm" draw:start-shape="id2" draw:start-glue-point="8" draw:end-shape="id3" draw:end-glue-point="0" svg:d="M14437 10126l-94 3157" svg:viewBox="0 0 95 3158">
          <text:p/>
        </draw:connector>
        <draw:connector draw:style-name="gr4" draw:text-style-name="P1" draw:layer="layout" draw:type="line" svg:x1="5.263cm" svg:y1="3.656cm" svg:x2="5.329cm" svg:y2="7.084cm" draw:start-shape="id7" draw:start-glue-point="2" draw:end-shape="id6" draw:end-glue-point="4" svg:d="M5263 3656l66 3428" svg:viewBox="0 0 67 3429">
          <text:p/>
        </draw:connector>
        <draw:connector draw:style-name="gr4" draw:text-style-name="P1" draw:layer="layout" draw:type="line" svg:x1="14.375cm" svg:y1="3.656cm" svg:x2="14.437cm" svg:y2="7.107cm" draw:start-shape="id8" draw:start-glue-point="2" draw:end-shape="id2" draw:end-glue-point="4" svg:d="M14375 3656l62 3451" svg:viewBox="0 0 63 3452">
          <text:p/>
        </draw:connector>
        <draw:connector draw:style-name="gr4" draw:text-style-name="P1" draw:layer="layout" draw:type="line" svg:x1="23.678cm" svg:y1="3.806cm" svg:x2="23.712cm" svg:y2="7.15cm" draw:start-shape="id9" draw:start-glue-point="2" draw:end-shape="id4" draw:end-glue-point="4" svg:d="M23678 3806l34 3344" svg:viewBox="0 0 35 3345">
          <text:p/>
        </draw:connector>
        <draw:connector draw:style-name="gr4" draw:text-style-name="P1" draw:layer="layout" draw:line-skew="0.197cm" svg:x1="14.375cm" svg:y1="3.656cm" svg:x2="21.663cm" svg:y2="7.592cm" draw:start-shape="id8" draw:start-glue-point="2" draw:end-shape="id4" draw:end-glue-point="5" svg:d="M14375 3656v1944h7288v1992" svg:viewBox="0 0 7289 3937">
          <text:p/>
        </draw:connector>
        <draw:connector draw:style-name="gr4" draw:text-style-name="P1" draw:layer="layout" draw:line-skew="0.644cm" svg:x1="23.678cm" svg:y1="3.806cm" svg:x2="16.487cm" svg:y2="7.549cm" draw:start-shape="id9" draw:start-glue-point="2" draw:end-shape="id2" draw:end-glue-point="11" svg:d="M23678 3806v2294h-7191v1449" svg:viewBox="0 0 7192 3744">
          <text:p/>
        </draw:connector>
        <draw:frame draw:style-name="gr5" draw:text-style-name="P5" draw:layer="layout" svg:width="4.855cm" svg:height="1.277cm" draw:transform="rotate (1.5707963267949) translate (0.873cm 5.075cm)">
          <draw:text-box>
            <text:p text:style-name="P5"><text:span text:style-name="T4">User Inputs</text:span></text:p>
          </draw:text-box>
        </draw:frame>
        <draw:frame draw:style-name="gr6" draw:text-style-name="P5" draw:layer="layout" svg:width="8.321cm" svg:height="1.277cm" draw:transform="rotate (1.5707963267949) translate (0.873cm 14.861cm)">
          <draw:text-box>
            <text:p text:style-name="P5"><text:span text:style-name="T4">Optimisation Proces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0T17:26:37.156097334</meta:creation-date>
    <dc:date>2016-04-10T18:09:45.939536847</dc:date>
    <meta:editing-duration>PT12M8S</meta:editing-duration>
    <meta:editing-cycles>1</meta:editing-cycles>
    <meta:document-statistic meta:object-count="27"/>
    <meta:generator>LibreOffice/4.2.7.2$Linux_X86_64 LibreOffice_project/420m0$Build-2</meta:generator>
  </office:meta>
</office:document-meta>
</file>